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d0d" officeooo:paragraph-rsid="000bad0d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o1" text:anchor-type="as-char" svg:width="23.721cm" svg:height="12.36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P1">González Pardo Adri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8:50:41.216823858</meta:creation-date>
    <dc:date>2020-01-23T18:56:36.448160867</dc:date>
    <meta:editing-duration>PT5M56S</meta:editing-duration>
    <meta:editing-cycles>1</meta:editing-cycles>
    <meta:document-statistic meta:table-count="0" meta:image-count="0" meta:object-count="1" meta:page-count="1" meta:paragraph-count="2" meta:word-count="3" meta:character-count="22" meta:non-whitespace-character-count="19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72cm" svg:height="12.368cm" xlink:href="." xlink:type="simple" chart:class="chart:line" chart:style-name="ch1">
        <chart:title svg:x="9.753cm" svg:y="0.383cm" chart:style-name="ch2">
          <text:p>Filtro pasa bajas RC</text:p>
        </chart:title>
        <chart:legend chart:legend-position="end" svg:x="22.006cm" svg:y="5.885cm" style:legend-expansion="high" chart:style-name="ch3"/>
        <chart:plot-area chart:style-name="ch4" chart:data-source-has-labels="both" svg:x="1.485cm" svg:y="1.409cm" svg:width="20.047cm" svg:height="9.731cm">
          <chartooo:coordinate-region svg:x="2.212cm" svg:y="1.608cm" svg:width="19.181cm" svg:height="9.333cm"/>
          <chart:axis chart:dimension="x" chart:name="primary-x" chart:style-name="ch5" chartooo:axis-type="auto">
            <chartooo:date-scale/>
            <chart:title svg:x="11.411cm" svg:y="11.387cm" chart:style-name="ch6">
              <text:p>f</text:p>
            </chart:title>
            <chart:categories table:cell-range-address="local-table.$A$2:.$A$38"/>
          </chart:axis>
          <chart:axis chart:dimension="y" chart:name="primary-y" chart:style-name="ch5">
            <chart:title svg:x="0.451cm" svg:y="6.53cm" chart:style-name="ch7">
              <text:p>dB</text:p>
            </chart:title>
            <chart:grid chart:style-name="ch8" chart:class="major"/>
          </chart:axis>
          <chart:series chart:style-name="ch9" chart:values-cell-range-address="local-table.$B$2:.$B$38" chart:label-cell-address="local-table.$B$1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0173735166857239">
                <text:p>-0.001737351668572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347505091175126">
                <text:p>-0.003475050911751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0695149267841728">
                <text:p>-0.00695149267841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104293264137978">
                <text:p>-0.01042932641379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56486893979285">
                <text:p>-0.01564868939792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211003646666164">
                <text:p>-0.2110036466661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0278394136981119">
                <text:p>-0.02783941369811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348132315260244">
                <text:p>-0.03481323152602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0435383850854919">
                <text:p>-0.04353838508549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171933948399193">
                <text:p>-0.17193394839919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372689818429112">
                <text:p>-0.3726898184291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0.624739036055028">
                <text:p>-0.6247390360550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909361147461719">
                <text:p>-0.90936114746171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-1.21161193341366">
                <text:p>-1.2116119334136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-1.52062070249057">
                <text:p>-1.5206207024905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-2.16702112258882">
                <text:p>-2.167021122588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2.14030898578567">
                <text:p>-2.140308985785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.44336217014212">
                <text:p>-2.443362170142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5.13607837102597">
                <text:p>-5.1360783710259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7.25020540974979">
                <text:p>-7.2502054097497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8.95637322321329">
                <text:p>-8.956373223213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0.3883642634166">
                <text:p>-10.388364263416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11.6339741736051">
                <text:p>-11.633974173605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12.7202434050302">
                <text:p>-12.720243405030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13.697393656328">
                <text:p>-13.6973936563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14.5930578246897">
                <text:p>-14.59305782468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5.4015532091594">
                <text:p>-15.401553209159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20.9943194952807">
                <text:p>-20.994319495280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29.6258792041333">
                <text:p>-29.62587920413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-32.1423341866362">
                <text:p>-32.142334186636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34.1067963517968">
                <text:p>-34.106796351796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-35.7240154657255">
                <text:p>-35.724015465725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-37.1034116635836">
                <text:p>-37.103411663583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-38.3107623843349">
                <text:p>-38.310762384334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-39.154319048942">
                <text:p>-39.15431904894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40.0748464856594">
                <text:p>-40.07484648565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